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raveling _Typewriter"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paragraph-properties fo:text-align="justify" style:justify-single-word="false"/>
      <style:text-properties style:font-name="Traveling _Typewriter" fo:font-size="15pt" fo:language="fr" fo:country="FR"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2" style:family="paragraph" style:parent-style-name="Standard">
      <style:paragraph-properties fo:text-align="center" style:justify-single-word="false"/>
      <style:text-properties style:font-name="Traveling _Typewriter" fo:font-size="15pt" fo:language="fr" fo:country="FR" style:font-size-asian="15pt" style:font-size-complex="15pt"/>
    </style:style>
    <style:style style:name="P3" style:family="paragraph" style:parent-style-name="Standard">
      <style:paragraph-properties fo:text-align="justify" style:justify-single-word="false"/>
      <style:text-properties style:font-name="Traveling _Typewriter" fo:font-size="15pt" fo:language="fr" fo:country="FR" style:font-size-asian="15pt" style:font-size-complex="15pt"/>
    </style:style>
    <style:style style:name="P4" style:family="paragraph" style:parent-style-name="Standard">
      <style:paragraph-properties fo:text-align="justify" style:justify-single-word="false"/>
      <style:text-properties style:font-name="Traveling _Typewriter" fo:font-size="18pt" fo:language="fr" fo:country="FR"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24ba17"/>
    </style:style>
    <style:style style:name="P7" style:family="paragraph" style:parent-style-name="Standard">
      <style:paragraph-properties fo:text-align="justify" style:justify-single-word="false"/>
      <style:text-properties style:use-window-font-color="true" style:font-name="Traveling _Typewriter" fo:font-size="15pt" fo:language="fr" fo:country="FR" style:font-size-asian="15pt" style:font-size-complex="15pt"/>
    </style:style>
    <style:style style:name="P8" style:family="paragraph" style:parent-style-name="Standard" style:master-page-name="MP0">
      <style:paragraph-properties fo:text-align="center" style:justify-single-word="false" style:page-number="auto" fo:break-before="page"/>
      <style:text-properties style:font-name="Traveling _Typewriter" fo:font-size="22pt" fo:language="fr" fo:country="FR"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9" style:family="paragraph" style:parent-style-name="Standard">
      <style:paragraph-properties fo:text-align="justify" style:justify-single-word="false"/>
      <style:text-properties style:use-window-font-color="true" style:font-name="Traveling _Typewriter" fo:font-size="15pt" fo:language="fr" fo:country="FR" style:font-size-asian="15pt" style:font-size-complex="15pt"/>
    </style:style>
    <style:style style:name="T1" style:family="text">
      <style:text-properties style:font-name="Traveling _Typewriter" fo:font-size="15pt" fo:language="fr" fo:country="FR"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2" style:family="text">
      <style:text-properties style:font-name="Traveling _Typewriter" fo:font-size="15pt" fo:language="fr" fo:country="FR" style:font-size-asian="15pt" style:font-size-complex="15pt"/>
    </style:style>
    <style:style style:name="T3" style:family="text">
      <style:text-properties style:font-name="Traveling _Typewriter" fo:font-size="15pt" fo:language="fr" fo:country="FR" officeooo:rsid="001a1fc5" style:font-size-asian="15pt" style:font-size-complex="15pt"/>
    </style:style>
    <style:style style:name="T4" style:family="text">
      <style:text-properties style:font-name="Traveling _Typewriter" fo:font-size="15pt" fo:language="fr" fo:country="FR" officeooo:rsid="001c5d30" style:font-size-asian="15pt" style:font-size-complex="15pt"/>
    </style:style>
    <style:style style:name="T5" style:family="text">
      <style:text-properties style:font-name="Traveling _Typewriter" fo:font-size="15pt" fo:language="fr" fo:country="FR" officeooo:rsid="001d5730" style:font-size-asian="15pt" style:font-size-complex="15pt"/>
    </style:style>
    <style:style style:name="T6" style:family="text">
      <style:text-properties style:font-name="Traveling _Typewriter" fo:font-size="15pt" fo:language="fr" fo:country="FR" officeooo:rsid="001f57c1" style:font-size-asian="15pt" style:font-size-complex="15pt"/>
    </style:style>
    <style:style style:name="T7" style:family="text">
      <style:text-properties style:font-name="Traveling _Typewriter" fo:font-size="15pt" fo:language="fr" fo:country="FR" officeooo:rsid="00200e46" style:font-size-asian="15pt" style:font-size-complex="15pt"/>
    </style:style>
    <style:style style:name="T8" style:family="text">
      <style:text-properties style:font-name="Traveling _Typewriter" fo:font-size="15pt" fo:language="fr" fo:country="FR" officeooo:rsid="0024ba17" style:font-size-asian="15pt" style:font-size-complex="15pt"/>
    </style:style>
    <style:style style:name="T9" style:family="text">
      <style:text-properties style:font-name="Traveling _Typewriter" fo:font-size="15pt" fo:language="fr" fo:country="FR" officeooo:rsid="00266f9c" style:font-size-asian="15pt" style:font-size-complex="15pt"/>
    </style:style>
    <style:style style:name="T10" style:family="text">
      <style:text-properties style:font-name="Traveling _Typewriter" fo:font-size="15pt" fo:language="fr" fo:country="FR" officeooo:rsid="0026c7c6" style:font-size-asian="15pt" style:font-size-complex="15pt"/>
    </style:style>
    <style:style style:name="T11" style:family="text">
      <style:text-properties style:font-name="Traveling _Typewriter" fo:font-size="15pt" fo:language="fr" fo:country="FR" officeooo:rsid="002b4f53" style:font-size-asian="15pt" style:font-size-complex="15pt"/>
    </style:style>
    <style:style style:name="T12" style:family="text">
      <style:text-properties style:font-name="Traveling _Typewriter" fo:font-size="15pt" fo:language="fr" fo:country="FR" officeooo:rsid="002bf813" style:font-size-asian="15pt" style:font-size-complex="15pt"/>
    </style:style>
    <style:style style:name="T13" style:family="text">
      <style:text-properties style:font-name="Traveling _Typewriter" fo:font-size="15pt" fo:language="fr" fo:country="FR" officeooo:rsid="002d6b3a" style:font-size-asian="15pt" style:font-size-complex="15pt"/>
    </style:style>
    <style:style style:name="T14" style:family="text">
      <style:text-properties style:font-name="Traveling _Typewriter" fo:font-size="15pt" fo:language="fr" fo:country="FR" officeooo:rsid="002ed72b" style:font-size-asian="15pt" style:font-size-complex="15pt"/>
    </style:style>
    <style:style style:name="T15" style:family="text">
      <style:text-properties style:font-name="Traveling _Typewriter" fo:font-size="15pt" fo:language="fr" fo:country="FR" officeooo:rsid="002f0035" style:font-size-asian="15pt" style:font-size-complex="15pt"/>
    </style:style>
    <style:style style:name="T16" style:family="text">
      <style:text-properties style:font-name="Traveling _Typewriter" fo:font-size="15pt" fo:language="fr" fo:country="FR" officeooo:rsid="0030e671" style:font-size-asian="15pt" style:font-size-complex="15pt"/>
    </style:style>
    <style:style style:name="T17" style:family="text">
      <style:text-properties style:font-name="Traveling _Typewriter" fo:font-size="15pt" fo:language="fr" fo:country="FR" fo:font-style="italic" style:font-size-asian="15pt" style:font-style-asian="italic" style:font-size-complex="15pt" style:font-style-complex="italic"/>
    </style:style>
    <style:style style:name="T18" style:family="text">
      <style:text-properties style:font-name="Traveling _Typewriter" fo:font-size="18pt" fo:language="fr" fo:country="FR"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T19" style:family="text">
      <style:text-properties fo:color="#ff0000" style:font-name="Traveling _Typewriter" fo:font-size="15pt" fo:language="fr" fo:country="FR" style:font-size-asian="15pt" style:font-size-complex="15pt"/>
    </style:style>
    <style:style style:name="T20" style:family="text">
      <style:text-properties style:text-position="super 63%" style:font-name="Traveling _Typewriter" fo:font-size="15pt" fo:language="fr" fo:country="FR" style:font-size-asian="15pt" style:font-size-complex="15pt"/>
    </style:style>
    <style:style style:name="T21" style:family="text">
      <style:text-properties officeooo:rsid="001a1fc5"/>
    </style:style>
    <style:style style:name="T22" style:family="text">
      <style:text-properties style:use-window-font-color="true" style:font-name="Traveling _Typewriter" fo:font-size="15pt" fo:language="fr" fo:country="FR" style:font-size-asian="15pt" style:font-size-complex="15pt"/>
    </style:style>
    <style:style style:name="T23" style:family="text">
      <style:text-properties style:use-window-font-color="true" style:font-name="Traveling _Typewriter" fo:font-size="15pt" fo:language="fr" fo:country="FR" officeooo:rsid="001ab0d7" style:font-size-asian="15pt" style:font-size-complex="15pt"/>
    </style:style>
    <style:style style:name="T24" style:family="text">
      <style:text-properties style:use-window-font-color="true" style:font-name="Traveling _Typewriter" fo:font-size="15pt" fo:language="fr" fo:country="FR" officeooo:rsid="001f57c1" style:font-size-asian="15pt" style:font-size-complex="15pt"/>
    </style:style>
    <style:style style:name="T25" style:family="text">
      <style:text-properties style:use-window-font-color="true" style:font-name="Traveling _Typewriter" fo:font-size="15pt" fo:language="fr" fo:country="FR" officeooo:rsid="001f8b92" style:font-size-asian="15pt" style:font-size-complex="15pt"/>
    </style:style>
    <style:style style:name="T26" style:family="text">
      <style:text-properties style:use-window-font-color="true" style:font-name="Traveling _Typewriter" fo:font-size="15pt" fo:language="fr" fo:country="FR" officeooo:rsid="00200e46" style:font-size-asian="15pt" style:font-size-complex="15pt"/>
    </style:style>
    <style:style style:name="T27" style:family="text">
      <style:text-properties style:use-window-font-color="true" style:font-name="Traveling _Typewriter" fo:font-size="15pt" fo:language="fr" fo:country="FR" officeooo:rsid="0023696c" style:font-size-asian="15pt" style:font-size-complex="15pt"/>
    </style:style>
    <style:style style:name="T28" style:family="text">
      <style:text-properties style:use-window-font-color="true" style:font-name="Traveling _Typewriter" fo:font-size="15pt" fo:language="fr" fo:country="FR" officeooo:rsid="0024ba17" style:font-size-asian="15pt" style:font-size-complex="15pt"/>
    </style:style>
    <style:style style:name="T29" style:family="text">
      <style:text-properties style:use-window-font-color="true" style:font-name="Traveling _Typewriter" fo:font-size="15pt" fo:language="fr" fo:country="FR" officeooo:rsid="0027e6a9" style:font-size-asian="15pt" style:font-size-complex="15pt"/>
    </style:style>
    <style:style style:name="T30" style:family="text">
      <style:text-properties style:use-window-font-color="true" style:font-name="Traveling _Typewriter" fo:font-size="15pt" fo:language="fr" fo:country="FR" officeooo:rsid="0028e0a6" style:font-size-asian="15pt" style:font-size-complex="15pt"/>
    </style:style>
    <style:style style:name="T31" style:family="text">
      <style:text-properties style:use-window-font-color="true" style:font-name="Traveling _Typewriter" fo:font-size="15pt" fo:language="fr" fo:country="FR" officeooo:rsid="002a6113" style:font-size-asian="15pt" style:font-size-complex="15pt"/>
    </style:style>
    <style:style style:name="T32" style:family="text">
      <style:text-properties style:use-window-font-color="true" style:font-name="Traveling _Typewriter" fo:font-size="15pt" fo:language="fr" fo:country="FR" officeooo:rsid="00320bed" style:font-size-asian="15pt" style:font-size-complex="15pt"/>
    </style:style>
    <style:style style:name="T33" style:family="text">
      <style:text-properties style:use-window-font-color="true" style:font-name="Traveling _Typewriter" fo:font-size="15pt" fo:language="fr" fo:country="FR" officeooo:rsid="003598e7" style:font-size-asian="15pt" style:font-size-complex="15pt"/>
    </style:style>
    <style:style style:name="T34" style:family="text">
      <style:text-properties style:use-window-font-color="true" style:font-name="Traveling _Typewriter" fo:font-size="15pt" fo:language="fr" fo:country="FR" officeooo:rsid="0036d7ee" style:font-size-asian="15pt" style:font-size-complex="15pt"/>
    </style:style>
    <style:style style:name="T35" style:family="text">
      <style:text-properties style:use-window-font-color="true" style:font-name="Traveling _Typewriter" fo:font-size="15pt" fo:language="fr" fo:country="FR" officeooo:rsid="0037eabf" style:font-size-asian="15pt" style:font-size-complex="15pt"/>
    </style:style>
    <style:style style:name="T36" style:family="text">
      <style:text-properties style:use-window-font-color="true" style:font-name="Traveling _Typewriter" fo:font-size="15pt" fo:language="fr" fo:country="FR" officeooo:rsid="0039e59d" style:font-size-asian="15pt" style:font-size-complex="15pt"/>
    </style:style>
    <style:style style:name="T37" style:family="text">
      <style:text-properties style:use-window-font-color="true" style:font-name="Traveling _Typewriter" fo:font-size="15pt" fo:language="fr" fo:country="FR" officeooo:rsid="003a1ba7" style:font-size-asian="15pt" style:font-size-complex="15pt"/>
    </style:style>
    <style:style style:name="T38" style:family="text">
      <style:text-properties style:use-window-font-color="true" style:font-name="Traveling _Typewriter" fo:font-size="15pt" fo:language="fr" fo:country="FR" fo:font-style="italic" style:font-size-asian="15pt" style:font-style-asian="italic" style:font-size-complex="15pt" style:font-style-complex="italic"/>
    </style:style>
    <style:style style:name="T39" style:family="text">
      <style:text-properties style:use-window-font-color="true" style:font-name="Traveling _Typewriter" fo:font-size="15pt" fo:language="fr" fo:country="FR" fo:font-style="italic" officeooo:rsid="001f8b92" style:font-size-asian="15pt" style:font-style-asian="italic" style:font-size-complex="15pt" style:font-style-complex="italic"/>
    </style:style>
    <style:style style:name="T40" style:family="text">
      <style:text-properties style:use-window-font-color="true" style:font-name="Traveling _Typewriter" fo:font-size="15pt" fo:language="fr" fo:country="FR"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41" style:family="text">
      <style:text-properties officeooo:rsid="001e09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ahier des charges</text:p>
      <text:p text:style-name="P1"/>
      <text:p text:style-name="P2">Le secret des machines</text:p>
      <text:p text:style-name="P3"/>
      <text:p text:style-name="P4">Fiche produit :</text:p>
      <text:p text:style-name="P3"/>
      <text:p text:style-name="P5"><text:span text:style-name="Police_20_par_20_défaut"><text:span text:style-name="T1">Genre :</text:span></text:span><text:span text:style-name="Police_20_par_20_défaut"><text:span text:style-name="T2"> Platformer 3D </text:span></text:span><text:span text:style-name="Police_20_par_20_défaut"><text:span text:style-name="T3">à la 3ème personne</text:span></text:span><text:span text:style-name="Police_20_par_20_défaut"><text:span text:style-name="T19"> </text:span></text:span><text:span text:style-name="Police_20_par_20_défaut"><text:span text:style-name="T2">/ Action-aventure / RPG</text:span></text:span></text:p>
      <text:p text:style-name="P3"/>
      <text:p text:style-name="P5"><text:span text:style-name="Police_20_par_20_défaut"><text:span text:style-name="T1">Style :</text:span></text:span><text:span text:style-name="Police_20_par_20_défaut"><text:span text:style-name="T2"> Steampunk / Fantasy / Mid-poly</text:span></text:span></text:p>
      <text:p text:style-name="P3"/>
      <text:p text:style-name="P5"><text:span text:style-name="Police_20_par_20_défaut"><text:span text:style-name="T1">Plate-forme :</text:span></text:span><text:span text:style-name="Police_20_par_20_défaut"><text:span text:style-name="T2"> Pc</text:span></text:span></text:p>
      <text:p text:style-name="P3"/>
      <text:p text:style-name="P5"><text:span text:style-name="Police_20_par_20_défaut"><text:span text:style-name="T1">Moteur :</text:span></text:span><text:span text:style-name="Police_20_par_20_défaut"><text:span text:style-name="T2"> Unity</text:span></text:span></text:p>
      <text:p text:style-name="P3"/>
      <text:p text:style-name="P5"><text:span text:style-name="Police_20_par_20_défaut"><text:span text:style-name="T1">Nombre de joueur :</text:span></text:span><text:span text:style-name="Police_20_par_20_défaut"><text:span text:style-name="T2"> Solo</text:span></text:span></text:p>
      <text:p text:style-name="P3"/>
      <text:p text:style-name="P5"><text:span text:style-name="Police_20_par_20_défaut"><text:span text:style-name="T1">PEGI :</text:span></text:span><text:span text:style-name="Police_20_par_20_défaut"><text:span text:style-name="T2"> 16+</text:span></text:span></text:p>
      <text:p text:style-name="P3"/>
      <text:p text:style-name="P5"><text:span text:style-name="Police_20_par_20_défaut"><text:span text:style-name="T18">Pitch :</text:span></text:span></text:p>
      <text:p text:style-name="P3"/>
      <text:p text:style-name="P3">L’île de Peukfoo abrite un jeune garçon du nom de Katelo. Son paisible quotidien est bouleversé le jour où son grand-père lui apprend qu'il court un grand danger. Zerlock, un puissant démon vaincu il y a presque un siècle, peut refaire surface à n’importe quel moment. Pour sauver les siens, il entame un grand voyage. Au fil de son périple, il apprend à connaître son univers, se fait des amis, et explore tout Wôzorfôz, jusqu’à comprendre les desseins de Zerlock. Celui-ci souhaite introduire les onb-kanès, descendants direct des humains, sur Peukfoo. Choisissant de sauver les siens, Katelo et ses amis vont venir à bout de la créature.</text:p>
      <text:p text:style-name="P3"/>
      <text:p text:style-name="P5"><text:span text:style-name="Police_20_par_20_défaut"><text:span text:style-name="T18">Principe de jeu :</text:span></text:span></text:p>
      <text:p text:style-name="P3"/>
      <text:p text:style-name="P5"><text:soft-page-break/><text:span text:style-name="Police_20_par_20_défaut"><text:span text:style-name="T1">Progression :</text:span></text:span></text:p>
      <text:p text:style-name="P3"/>
      <text:p text:style-name="P5"><text:span text:style-name="Police_20_par_20_défaut"><text:span text:style-name="T2">- Le joueur cherche des PNJ débloquant des quêtes et énigmes l’amenant vers d’autres PNJ, jusqu’à ce qu’il arrive à un donjon</text:span></text:span><text:span text:style-name="Police_20_par_20_défaut"><text:span text:style-name="T22">. </text:span></text:span><text:span text:style-name="Police_20_par_20_défaut"><text:span text:style-name="T23">Les dialogues se fonts par boîte de dialogue, et sont doublés vocalement. Les indications sont cachées dans les dialogues, le joueurs doit écouter attentivement. Il n’est pas marqué explicitement sur la carte où il doit se rendre.</text:span></text:span></text:p>
      <text:p text:style-name="P3"/>
      <text:p text:style-name="P5"><text:span text:style-name="Police_20_par_20_défaut"><text:span text:style-name="T2">- Il doit résoudre d’autres énigmes </text:span></text:span><text:span text:style-name="Police_20_par_20_défaut"><text:span text:style-name="T5">(puzzle, devinettes dont la réponse est à trouver dans un dialogue ou un livre, parcours de plateformes)</text:span></text:span><text:span text:style-name="Police_20_par_20_défaut"><text:span text:style-name="T2">, et combattre des ennemis uniques </text:span></text:span><text:span text:style-name="Police_20_par_20_défaut"><text:span text:style-name="T5">(trouvable seulement dans le donjon, avec un paterne différent de ceux vus précédemment)</text:span></text:span><text:span text:style-name="Police_20_par_20_défaut"><text:span text:style-name="T2">, jusqu’au boss du donjon.</text:span></text:span></text:p>
      <text:p text:style-name="P3"/>
      <text:p text:style-name="P5"><text:span text:style-name="Police_20_par_20_défaut"><text:span text:style-name="T2">- </text:span></text:span><text:span text:style-name="Police_20_par_20_défaut"><text:span text:style-name="T5">Tout les</text:span></text:span><text:span text:style-name="Police_20_par_20_défaut"><text:span text:style-name="T2"> boss nécessite</text:span></text:span><text:span text:style-name="Police_20_par_20_défaut"><text:span text:style-name="T5">nt</text:span></text:span><text:span text:style-name="Police_20_par_20_défaut"><text:span text:style-name="T2"> de s’aider de la salle pour le</text:span></text:span><text:span text:style-name="Police_20_par_20_défaut"><text:span text:style-name="T5">s</text:span></text:span><text:span text:style-name="Police_20_par_20_défaut"><text:span text:style-name="T2"> </text:span></text:span><text:span text:style-name="Police_20_par_20_défaut"><text:span text:style-name="T5">vaincre (utilisation d’objets et éléments présents, de plateformes permettant de se placer)</text:span></text:span><text:span text:style-name="Police_20_par_20_défaut"><text:span text:style-name="T2">.</text:span></text:span></text:p>
      <text:p text:style-name="P3"/>
      <text:p text:style-name="P3">- Il ensuite <text:span text:style-name="T41">être</text:span> guider vers d’autres PNJ ect… </text:p>
      <text:p text:style-name="P3"/>
      <text:p text:style-name="P5"><text:span text:style-name="Police_20_par_20_défaut"><text:span text:style-name="T2">- Au fil du jeu, le joueur trouve de l’équipement renforçant les personnages (matériel récupérable dans les quêtes annexes, et les donjons). </text:span></text:span><text:span text:style-name="Police_20_par_20_défaut"><text:span text:style-name="T6">Il pourra les obtenir dans des coffres, en tuant des ennemis, ou en faisant des échanges avec des PNJ.</text:span></text:span><text:span text:style-name="Police_20_par_20_défaut"><text:span text:style-name="T2"> </text:span></text:span><text:span text:style-name="Police_20_par_20_défaut"><text:span text:style-name="T6">Il s’agit de composants qui pourrons servirent ensuite à améliorer leurs armes pour augmenter leur puissance, défense, et vitesse. Ce sont certains PNJ spécifique qui pourrons y procéder.</text:span></text:span></text:p>
      <text:p text:style-name="P5"><text:span text:style-name="Police_20_par_20_défaut"><text:span text:style-name="T6"/></text:span></text:p>
      <text:p text:style-name="P5"><text:span text:style-name="Police_20_par_20_défaut"><text:span text:style-name="T6">- </text:span></text:span><text:span text:style-name="Police_20_par_20_défaut"><text:span text:style-name="T15">Un chrono</text:span></text:span><text:span text:style-name="Police_20_par_20_défaut"><text:span text:style-name="T16">mètre situé dans l’interface</text:span></text:span><text:span text:style-name="Police_20_par_20_défaut"><text:span text:style-name="T15"> indique l’heure au joueur (1h = 1min, et les journée durent 26h24 donc 26min24</text:span></text:span><text:span text:style-name="Police_20_par_20_défaut"><text:span text:style-name="T16">). Or, à la manière de Majora’s Mask, les PNJ vivent leur vie indépendamment de l’histoire. Ils peuvent donc se déplacer, ou être indisponible à certaines heures. Le joueur devra </text:span></text:span><text:soft-page-break/><text:span text:style-name="Police_20_par_20_défaut"><text:span text:style-name="T16">s’adapter.</text:span></text:span></text:p>
      <text:p text:style-name="P3"/>
      <text:p text:style-name="P5"><text:span text:style-name="Police_20_par_20_défaut"><text:span text:style-name="T1">Exploration :</text:span></text:span></text:p>
      <text:p text:style-name="P3"/>
      <text:p text:style-name="P3">- Un mouvement de caméra présente chaque nouvel espace extérieur et donjon au joueur.</text:p>
      <text:p text:style-name="P3"/>
      <text:p text:style-name="P3">- Selon le personnage joué (il y a 3 gabaries possibles) :</text:p>
      <text:p text:style-name="P5"><text:span text:style-name="Police_20_par_20_défaut"><text:span text:style-name="T2"><text:tab/></text:span></text:span><text:span text:style-name="Police_20_par_20_défaut"><text:span text:style-name="T22">- Il va à une vitesse différente, </text:span></text:span><text:span text:style-name="Police_20_par_20_défaut"><text:span text:style-name="T24">car certains sont <text:tab/>plus lourds et moins agile.</text:span></text:span></text:p>
      <text:p text:style-name="P5"><text:span text:style-name="Police_20_par_20_défaut"><text:span text:style-name="T22"><text:tab/>- Il ne peut pas marcher aux mêmes endroits </text:span></text:span><text:span text:style-name="Police_20_par_20_défaut"><text:span text:style-name="T24">(les plus <text:tab/>grands ne passent pas dans les lieux étroits, ou ne <text:tab/>peuvent pas passer par certaines portes).</text:span></text:span></text:p>
      <text:p text:style-name="P5"><text:span text:style-name="Police_20_par_20_défaut"><text:span text:style-name="T22"><text:tab/>- Il ne se noie pas à la même vitesse (voir plus bas), <text:tab/></text:span></text:span><text:span text:style-name="Police_20_par_20_défaut"><text:span text:style-name="T24">certains nage plus longtemps que d’autre.</text:span></text:span></text:p>
      <text:p text:style-name="P5"><text:span text:style-name="Police_20_par_20_défaut"><text:span text:style-name="T22"><text:tab/>/!\ </text:span></text:span><text:span text:style-name="Police_20_par_20_défaut"><text:span text:style-name="T38">Ces valeurs peuvent être modifiés par </text:span></text:span><text:span text:style-name="Police_20_par_20_défaut"><text:span text:style-name="T39">de <text:tab/>l’</text:span></text:span><text:span text:style-name="Police_20_par_20_défaut"><text:span text:style-name="T38">équipement </text:span></text:span><text:span text:style-name="Police_20_par_20_défaut"><text:span text:style-name="T39">adéquat</text:span></text:span><text:span text:style-name="Police_20_par_20_défaut"><text:span text:style-name="T25"> </text:span></text:span><text:span text:style-name="Police_20_par_20_défaut"><text:span text:style-name="T22">/!\ </text:span></text:span></text:p>
      <text:p text:style-name="P7"/>
      <text:p text:style-name="P5"><text:span text:style-name="Police_20_par_20_défaut"><text:span text:style-name="T22">- Le joueur ne peut pas sauter, mais il peux grimper aux rebords assez bas. </text:span></text:span><text:span text:style-name="Police_20_par_20_défaut"><text:span text:style-name="T26">L’animation est différente pour chaque personnage, mais aucun d’entre eux ne peux sauter ou grimper sur des rebords plus haut (les plus grands sont généralement moins agile).</text:span></text:span></text:p>
      <text:p text:style-name="P7"/>
      <text:p text:style-name="P5"><text:span text:style-name="Police_20_par_20_défaut"><text:span text:style-name="T22">- S’il tombe de trop haut, il prend des dégâts variable en fonction de la hauteur</text:span></text:span><text:span text:style-name="Police_20_par_20_défaut"><text:span text:style-name="T2"> (/!\ Ne s’applique pas </text:span></text:span><text:span text:style-name="Police_20_par_20_défaut"><text:span text:style-name="T22">à l’eau). </text:span></text:span><text:span text:style-name="Police_20_par_20_défaut"><text:span text:style-name="T26">Selon le gabarie du personnage, les </text:span></text:span><text:span text:style-name="Police_20_par_20_défaut"><text:span text:style-name="T29">dégâts</text:span></text:span><text:span text:style-name="Police_20_par_20_défaut"><text:span text:style-name="T26"> subits sont différents.</text:span></text:span></text:p>
      <text:p text:style-name="P7"/>
      <text:p text:style-name="P3">- Tout les personnages ont une jauge de noyade quand il sont dans l’eau, à l’exception de Fichays (jauge infini), Tozyref et E4-Sen4 (mort instantanée).</text:p>
      <text:p text:style-name="P3"/>
      <text:p text:style-name="P5"><text:span text:style-name="Police_20_par_20_défaut"><text:span text:style-name="T2">- Entrer dans une scène extérieur ce fait avec un fondu au blanc et une atténuation de la musique jusqu’au silence. Pour une scène intérieur</text:span></text:span><text:span text:style-name="Police_20_par_20_défaut"><text:span text:style-name="T22">, ou n’importe quelle cinématique, le fondu est noir. </text:span></text:span><text:span text:style-name="Police_20_par_20_défaut"><text:span text:style-name="T26">Il s’agit d’un choix artistique, mais la </text:span></text:span><text:soft-page-break/><text:span text:style-name="Police_20_par_20_défaut"><text:span text:style-name="T26">transition doit être très rapide pour ne pas casser le dynamisme du jeu.</text:span></text:span></text:p>
      <text:p text:style-name="P7"/>
      <text:p text:style-name="P5"><text:span text:style-name="Police_20_par_20_défaut"><text:span text:style-name="T1">Combats :</text:span></text:span></text:p>
      <text:p text:style-name="P3"/>
      <text:p text:style-name="P3">- Les combats sont en temps réel.</text:p>
      <text:p text:style-name="P3"/>
      <text:p text:style-name="P5"><text:span text:style-name="Police_20_par_20_défaut"><text:span text:style-name="T2">- Lorsque qu’un ennemis repère le joueur, la musique change. </text:span></text:span><text:span text:style-name="Police_20_par_20_défaut"><text:span text:style-name="T7">La musique est la même peut importe l’ennemie ou l’environnement, à l’exception des boss et mini-boss qui ont tous leur propre musique.</text:span></text:span></text:p>
      <text:p text:style-name="P3"/>
      <text:p text:style-name="P5"><text:span text:style-name="Police_20_par_20_défaut"><text:span text:style-name="T2">- L’anim</text:span></text:span><text:span text:style-name="Police_20_par_20_défaut"><text:span text:style-name="T22">ation d’attaque d’</text:span></text:span><text:span text:style-name="Police_20_par_20_défaut"><text:span text:style-name="T27">un</text:span></text:span><text:span text:style-name="Police_20_par_20_défaut"><text:span text:style-name="T22"> ennemis est identique </text:span></text:span><text:span text:style-name="Police_20_par_20_défaut"><text:span text:style-name="T27">peux importe le </text:span></text:span><text:span text:style-name="Police_20_par_20_défaut"><text:span text:style-name="T22">personnage </text:span></text:span><text:span text:style-name="Police_20_par_20_défaut"><text:span text:style-name="T27">qu’il attaque</text:span></text:span><text:span text:style-name="Police_20_par_20_défaut"><text:span text:style-name="T22">. Idem lorsqu’il prend un coup.</text:span></text:span></text:p>
      <text:p text:style-name="P5"><text:span text:style-name="Police_20_par_20_défaut"><text:span text:style-name="T22"/></text:span></text:p>
      <text:p text:style-name="P5"><text:span text:style-name="Police_20_par_20_défaut"><text:span text:style-name="T22">- Certain ennemis ne peuvent être touché qu’avec certaines armes, ou</text:span></text:span><text:span text:style-name="Police_20_par_20_défaut"><text:span text:style-name="T2"> une combinaison précise d’action. </text:span></text:span><text:span text:style-name="Police_20_par_20_défaut"><text:span text:style-name="T8">Ces informations sont renseignées soit dans le jeu, par des livres ou des PNJ, soit de manière intuitive (le physique ou le mouvement de l’ennemie incite à faire une certaine action).</text:span></text:span></text:p>
      <text:p text:style-name="P3"/>
      <text:p text:style-name="P5"><text:span text:style-name="Police_20_par_20_défaut"><text:span text:style-name="T2">- Selon le personnages joué (il y a 3 gabaries possibles) :</text:span></text:span></text:p>
      <text:p text:style-name="P7"/>
      <text:p text:style-name="P5"><text:span text:style-name="Police_20_par_20_défaut"><text:span text:style-name="T22"><text:tab/>- Les dégâts subit pour un même coup sont différents, <text:tab/></text:span></text:span><text:span text:style-name="Police_20_par_20_défaut"><text:span text:style-name="T28">plus le personnage a de la défense, moins il prend de <text:tab/>dégâts.</text:span></text:span></text:p>
      <text:p text:style-name="P5"><text:span text:style-name="Police_20_par_20_défaut"><text:span text:style-name="T22"><text:tab/>- L</text:span></text:span><text:span text:style-name="Police_20_par_20_défaut"><text:span text:style-name="T2">es animations des attaques, leur portées, et les <text:tab/>dégâts infligés sont différ</text:span></text:span><text:span text:style-name="Police_20_par_20_défaut"><text:span text:style-name="T22">ents,<text:tab/></text:span></text:span><text:span text:style-name="Police_20_par_20_défaut"><text:span text:style-name="T28">ces paramètres <text:tab/>varie en fonction de l’arme utilisées, et de ses <text:tab/>éventuelles améliorations.</text:span></text:span></text:p>
      <text:p text:style-name="P5"><text:span text:style-name="Police_20_par_20_défaut"><text:span text:style-name="T22"><text:tab/>- L’ennemi ne le repérera pas à la même distance. </text:span></text:span><text:span text:style-name="Police_20_par_20_défaut"><text:span text:style-name="T28">Plus <text:tab/>le personnage est grand, plus il sera visible. La <text:tab/>vitesse de déplacement peut également entrer en <text:tab/>compte pour certains ennemies.</text:span></text:span></text:p>
      <text:p text:style-name="P6"><text:span text:style-name="Police_20_par_20_défaut"><text:span text:style-name="T22"><text:tab/>/!\ </text:span></text:span><text:span text:style-name="Police_20_par_20_défaut"><text:span text:style-name="T38">Ces valeurs peuvent être modifiés par </text:span></text:span><text:span text:style-name="Police_20_par_20_défaut"><text:span text:style-name="T39">de </text:span></text:span><text:soft-page-break/><text:span text:style-name="Police_20_par_20_défaut"><text:span text:style-name="T39"><text:tab/>l’</text:span></text:span><text:span text:style-name="Police_20_par_20_défaut"><text:span text:style-name="T38">équipement </text:span></text:span><text:span text:style-name="Police_20_par_20_défaut"><text:span text:style-name="T39">adéquat</text:span></text:span><text:span text:style-name="Police_20_par_20_défaut"><text:span text:style-name="T25"> </text:span></text:span><text:span text:style-name="Police_20_par_20_défaut"><text:span text:style-name="T22">/!\</text:span></text:span></text:p>
      <text:p text:style-name="P3"/>
      <text:p text:style-name="P5"><text:span text:style-name="Police_20_par_20_défaut"><text:span text:style-name="T2">- Les ennemis vaincu </text:span></text:span><text:span text:style-name="Police_20_par_20_défaut"><text:span text:style-name="T9">ont une animation spécifique propre à leur type, puis</text:span></text:span><text:span text:style-name="Police_20_par_20_défaut"><text:span text:style-name="T2"> explose en cendre, et laisse un items aléatoire, différents selon l’ennemi </text:span></text:span><text:span text:style-name="Police_20_par_20_défaut"><text:span text:style-name="T9">(comme une griffe par exemple).</text:span></text:span></text:p>
      <text:p text:style-name="P3"/>
      <text:p text:style-name="P5"><text:span text:style-name="Police_20_par_20_défaut"><text:span text:style-name="T2">- </text:span></text:span><text:span text:style-name="Police_20_par_20_défaut"><text:span text:style-name="T10">Les</text:span></text:span><text:span text:style-name="Police_20_par_20_défaut"><text:span text:style-name="T2"> ennemis </text:span></text:span><text:span text:style-name="Police_20_par_20_défaut"><text:span text:style-name="T10">terrestres</text:span></text:span><text:span text:style-name="Police_20_par_20_défaut"><text:span text:style-name="T2"> subissent les dégâts de chutes et </text:span></text:span><text:span text:style-name="Police_20_par_20_défaut"><text:span text:style-name="T10">certains </text:span></text:span><text:span text:style-name="Police_20_par_20_défaut"><text:span text:style-name="T2">la noyade </text:span></text:span><text:span text:style-name="Police_20_par_20_défaut"><text:span text:style-name="T10">(d’autres savent nager)</text:span></text:span><text:span text:style-name="Police_20_par_20_défaut"><text:span text:style-name="T2">.</text:span></text:span></text:p>
      <text:p text:style-name="P3"/>
      <text:p text:style-name="P5"><text:span text:style-name="Police_20_par_20_défaut"><text:span text:style-name="T2">- Chaque ennemi a son propre paterne, mais seul les boss de donjon nécessit</text:span></text:span><text:span text:style-name="Police_20_par_20_défaut"><text:span text:style-name="T22">e une coopération entre plusieurs personnages et des interactions avec leur environnement pour être vaincu. </text:span></text:span><text:span text:style-name="Police_20_par_20_défaut"><text:span text:style-name="T29">Durant le combat, contrairement au reste du jeu, tout les personnages possédé par le joueur sont sortie sur le terrain en même temps. </text:span></text:span><text:span text:style-name="Police_20_par_20_défaut"><text:span text:style-name="T30">Le joueur peux changer de personnage contrôle rapidement en appuyant simplement sur une touche. Les personnages non contrôlés se contenterons d’esquiver les attaques (sachant que le boss attaquera la dernière personne à l’avoir touché). L’objectif est de forcer le joueurs à réaliser une série d’attaques de façon dynamique. Si un personnage tombe KO, il est ressuscité en prenant un pourcentage de la vie de chacun pour lui donner le nombre de PV moyen de l’équipe. </text:span></text:span><text:span text:style-name="Police_20_par_20_défaut"><text:span text:style-name="T31">Si un personnage a moins de 10 % de sa vie, elle n’est pas drainé. Quand tout les personnages ont atteint se stade, ils ne sont plus ressuscités.</text:span></text:span></text:p>
      <text:p text:style-name="P7"/>
      <text:p text:style-name="P5"><text:span text:style-name="Police_20_par_20_défaut"><text:span text:style-name="T40">Interactions entre le joueur et le jeu :</text:span></text:span></text:p>
      <text:p text:style-name="P7"/>
      <text:p text:style-name="P5"><text:span text:style-name="Police_20_par_20_défaut"><text:span text:style-name="T2">- Le jeu démarre sur une porte qui s’ouvre, donne accès à un menu, offrant la possibilité de modifier les options, ou d’accéder à un menu des sauvegardes. Une fois le jeu fini une 1</text:span></text:span><text:span text:style-name="Police_20_par_20_défaut"><text:span text:style-name="T20">ère</text:span></text:span><text:span text:style-name="Police_20_par_20_défaut"><text:span text:style-name="T2"> fois, le menu propose également de revoir les crédits.</text:span></text:span></text:p>
      <text:p text:style-name="P3"/>
      <text:p text:style-name="P3">- La porte s’ouvre et se ferme à chaque changement de menu.</text:p>
      <text:p text:style-name="P3"><text:soft-page-break/></text:p>
      <text:p text:style-name="P3">- Le menu des sauvegardes permet d’accéder à une partie existante où d’en créer une nouvelle.</text:p>
      <text:p text:style-name="P3"/>
      <text:p text:style-name="P3">- Les options permettes de changer la langues, le volumes de la musiques, des sons et des voix, et les contrôles,</text:p>
      <text:p text:style-name="P3"/>
      <text:p text:style-name="P3">- Au début de chaque longue cinématique, la combinaison pour les passées est inscrites quelques secondes dans un coins de l’écran.</text:p>
      <text:p text:style-name="P3"/>
      <text:p text:style-name="P3">- <text:span text:style-name="T21">La caméra est automatique de base, mais peut devenir manuelle grâce aux flèches.</text:span></text:p>
      <text:p text:style-name="P3"/>
      <text:p text:style-name="P3">- L’interface du jeu montre la barre de vie (en haut), l’argent (en bas à droite), et une mini-map (en bas à gauche)</text:p>
      <text:p text:style-name="P3"/>
      <text:p text:style-name="P3">- Le jeu peut être mis en pause en ouvrant l’inventaire. Celui ce déroule de haut en bas, et offre 3 fenêtres disponibles. Les options modifiables en jeu (volume et contrôles), la carte du monde découvert, et les statistiques des personnages, qui est la fenêtre présentée de base.</text:p>
      <text:p text:style-name="P3"/>
      <text:p text:style-name="P5"><text:span text:style-name="Police_20_par_20_défaut"><text:span text:style-name="T2">- Les cartes </text:span></text:span><text:span text:style-name="Police_20_par_20_défaut"><text:span text:style-name="T13">des différentes régions</text:span></text:span><text:span text:style-name="Police_20_par_20_défaut"><text:span text:style-name="T2"> </text:span></text:span><text:span text:style-name="Police_20_par_20_défaut"><text:span text:style-name="T12">de Peukfoo,</text:span></text:span><text:span text:style-name="Police_20_par_20_défaut"><text:span text:style-name="T2"> </text:span></text:span><text:span text:style-name="Police_20_par_20_défaut"><text:span text:style-name="T13">d’</text:span></text:span><text:span text:style-name="Police_20_par_20_défaut"><text:span text:style-name="T2">Onb-kan et </text:span></text:span><text:span text:style-name="Police_20_par_20_défaut"><text:span text:style-name="T13">d’</text:span></text:span><text:span text:style-name="Police_20_par_20_défaut"><text:span text:style-name="T2">Inorfôz se </text:span></text:span><text:span text:style-name="Police_20_par_20_défaut"><text:span text:style-name="T12">découvrent progressivement</text:span></text:span><text:span text:style-name="Police_20_par_20_défaut"><text:span text:style-name="T2"> au fil du jeu, </text:span></text:span><text:span text:style-name="Police_20_par_20_défaut"><text:span text:style-name="T12">lorsque le joueur les explores. Elles sont recouvertes par la mer tant qu’elle ne le sont pas.</text:span></text:span><text:span text:style-name="Police_20_par_20_défaut"><text:span text:style-name="T2"> La position du joueur est marquée par un icône de la tête du personnage joué. </text:span></text:span><text:span text:style-name="Police_20_par_20_défaut"><text:span text:style-name="T4">De même, les </text:span></text:span><text:span text:style-name="Police_20_par_20_défaut"><text:span text:style-name="T12">bâtiments</text:span></text:span><text:span text:style-name="Police_20_par_20_défaut"><text:span text:style-name="T4"> importants déjà explorés sont nommés. </text:span></text:span><text:span text:style-name="Police_20_par_20_défaut"><text:span text:style-name="T13">On peux zoomer ou dézoomer à l’aide d’une barre.</text:span></text:span></text:p>
      <text:p text:style-name="P3"/>
      <text:p text:style-name="P5"><text:span text:style-name="Police_20_par_20_défaut"><text:span text:style-name="T2">- Les personnages ont leur tête aligné de haut en bas, et sont rangé par ordre d’ajout dans l’équipe. Katelo est sélectionné de base. Cette page permet de changer de personnage. Son gabarie, les différentes attaques possible avec son arme </text:span></text:span><text:span text:style-name="Police_20_par_20_défaut"><text:span text:style-name="T14">(certains combo ne se débloquant que plus tard)</text:span></text:span><text:span text:style-name="Police_20_par_20_défaut"><text:span text:style-name="T2">, son équipement supplémentaire, </text:span></text:span><text:span text:style-name="Police_20_par_20_défaut"><text:span text:style-name="T14">et </text:span></text:span><text:span text:style-name="Police_20_par_20_défaut"><text:span text:style-name="T2">les items de quêtes </text:span></text:span><text:soft-page-break/><text:span text:style-name="Police_20_par_20_défaut"><text:span text:style-name="T2">possédés, sont également inscrit.</text:span></text:span></text:p>
      <text:p text:style-name="P3"/>
      <text:p text:style-name="P3">- Si le joueur est dans un lieux trop petit pour un gabarie supérieur, le jeu refuse le changement et lui dit d’aller dans un lieux plus grand. De même, Tozyref ne peut utiliser sa foreuse dans une ville ou un donjon.</text:p>
      <text:p text:style-name="P3"/>
      <text:p text:style-name="P5"><text:span text:style-name="Police_20_par_20_défaut"><text:span text:style-name="T2">- Quand le joueur sauvegarde et quitte, il réapparaîtra à la porte par laquelle </text:span></text:span><text:span text:style-name="Police_20_par_20_défaut"><text:span text:style-name="T22">il est entré ou sorti avant de sauvegarder. S’il sauvegarde dans un donjon, il reviendra au début de celui-ci. </text:span></text:span><text:span text:style-name="Police_20_par_20_défaut"><text:span text:style-name="T32">Du coup, les donjons ne devrons pas être trop longs, et un checkpoint sera offert juste avant le combat contre le boss.</text:span></text:span></text:p>
      <text:p text:style-name="P7"/>
      <text:p text:style-name="P5"><text:span text:style-name="Police_20_par_20_défaut"><text:span text:style-name="T40">Interactions dans le jeu :</text:span></text:span></text:p>
      <text:p text:style-name="P7"/>
      <text:p text:style-name="P5"><text:span text:style-name="Police_20_par_20_défaut"><text:span text:style-name="T2">- Lorsque qu’on par</text:span></text:span><text:span text:style-name="Police_20_par_20_défaut"><text:span text:style-name="T22">le à un PNJ, une boite de dialogue apparaît depuis le bord droit de l’écran. Les </text:span></text:span><text:span text:style-name="Police_20_par_20_défaut"><text:span text:style-name="T33">combats sont désactivés.</text:span></text:span></text:p>
      <text:p text:style-name="P7"/>
      <text:p text:style-name="P5"><text:span text:style-name="Police_20_par_20_défaut"><text:span text:style-name="T22">- Une cinématique montrant Katelo &amp; Cie entrer le donjon se joue quand s’en est un nouveau. </text:span></text:span><text:span text:style-name="Police_20_par_20_défaut"><text:span text:style-name="T34">Elle est suivit d’une seconde, présentant les lieux.</text:span></text:span></text:p>
      <text:p text:style-name="P7"/>
      <text:p text:style-name="P7">- Une cinématique se joue quand un personnage ouvre une porte, ou un coffre.</text:p>
      <text:p text:style-name="P7"/>
      <text:p text:style-name="P5"><text:span text:style-name="Police_20_par_20_défaut"><text:span text:style-name="T22">- Les personnages ont des bruits de pas personnalisés. Ils en va de même pour toutes leurs animations. </text:span></text:span><text:span text:style-name="Police_20_par_20_défaut"><text:span text:style-name="T35">Le physique des personnages n’évolue pas durant le jeu, mais leur armes si. Les effets sonore ne sont pas affectés. Les attaques débloquées ont de nouvelles animations.</text:span></text:span></text:p>
      <text:p text:style-name="P7"/>
      <text:p text:style-name="P5"><text:span text:style-name="Police_20_par_20_défaut"><text:span text:style-name="T22">- Pour ramasser un items, il suffit de march</text:span></text:span><text:span text:style-name="Police_20_par_20_défaut"><text:span text:style-name="T2">er dessus. Ça disperse le ta</text:span></text:span><text:span text:style-name="Police_20_par_20_défaut"><text:span text:style-name="T22">s de cendre laisser par les ennemis, quand l’item en provient. </text:span></text:span><text:span text:style-name="Police_20_par_20_défaut"><text:span text:style-name="T36">Un effet sonore accompagne l’obtention.</text:span></text:span></text:p>
      <text:p text:style-name="P7"/>
      <text:p text:style-name="P7"><text:soft-page-break/>- Une cinématique ce joue quand un personnage monte ou sort d’un véhicule (aéronef, sous-marin, foreuse, wagon). </text:p>
      <text:p text:style-name="P7"/>
      <text:p text:style-name="P5"><text:span text:style-name="Police_20_par_20_défaut"><text:span text:style-name="T22">- </text:span></text:span><text:span text:style-name="Police_20_par_20_défaut"><text:span text:style-name="T37">Contrairement aux</text:span></text:span><text:span text:style-name="Police_20_par_20_défaut"><text:span text:style-name="T22"> points de vie, l’argent est commun à toutes l’équipe. </text:span></text:span><text:span text:style-name="Police_20_par_20_défaut"><text:span text:style-name="T37">C</text:span></text:span><text:span text:style-name="Police_20_par_20_défaut"><text:span text:style-name="T22">haque personnage a </text:span></text:span><text:span text:style-name="Police_20_par_20_défaut"><text:span text:style-name="T37">l’aspect de </text:span></text:span><text:span text:style-name="Police_20_par_20_défaut"><text:span text:style-name="T22">sa barre de vie personnalisée.</text:span></text:span></text:p>
      <text:p text:style-name="P3"/>
      <text:p text:style-name="P5"><text:span text:style-name="Police_20_par_20_défaut"><text:span text:style-name="T18">Inspiration :</text:span></text:span></text:p>
      <text:p text:style-name="P3"/>
      <text:p text:style-name="P5"><text:span text:style-name="Police_20_par_20_défaut"><text:span text:style-name="T1">Graphique :</text:span></text:span><text:span text:style-name="Police_20_par_20_défaut"><text:span text:style-name="T2"> Spyro's Adventure (Skylanders) / Twilight Princess (Zelda) / Evoland 2 /!\ </text:span></text:span><text:span text:style-name="Police_20_par_20_défaut"><text:span text:style-name="T17">Uniquement la partie en 3D</text:span></text:span><text:span text:style-name="Police_20_par_20_défaut"><text:span text:style-name="T2"> /!\ / Crash of the Titants (Crash Bandicoot) / The Precursor Legacy (Jak and Daxter)</text:span></text:span></text:p>
      <text:p text:style-name="P3"/>
      <text:p text:style-name="P5"><text:span text:style-name="Police_20_par_20_défaut"><text:span text:style-name="T1">Mood board :</text:span></text:span><text:span text:style-name="Police_20_par_20_défaut"><text:span text:style-name="T2"> Voir le mood board</text:span></text:span></text:p>
      <text:p text:style-name="P3"/>
      <text:p text:style-name="P5"><text:span text:style-name="Police_20_par_20_défaut"><text:span text:style-name="T1">Gameplay :</text:span></text:span><text:span text:style-name="Police_20_par_20_défaut"><text:span text:style-name="T2"> Ocarina of Time (Zelda) / Skyward Sword (Zelda)</text:span></text:span></text:p>
      <text:p text:style-name="P3"/>
      <text:p text:style-name="P5"><text:span text:style-name="Police_20_par_20_défaut"><text:span text:style-name="T1">Musicale :</text:span></text:span><text:span text:style-name="Police_20_par_20_défaut"><text:span text:style-name="T2"> Civilization VI / Steampianist / The Legend of Zelda</text:span></text:span></text:p>
      <text:p text:style-name="P3"/>
      <text:p text:style-name="P5"><text:span text:style-name="Police_20_par_20_défaut"><text:span text:style-name="T18">Points clés :</text:span></text:span></text:p>
      <text:p text:style-name="P3"/>
      <text:p text:style-name="P5"><text:span text:style-name="Police_20_par_20_défaut"><text:span text:style-name="T2">- Une histoire originale,</text:span></text:span></text:p>
      <text:p text:style-name="P3">- Des personnages hauts en couleurs (au sens figuré comme au propre),</text:p>
      <text:p text:style-name="P5"><text:span text:style-name="Police_20_par_20_défaut"><text:span text:style-name="T2">- Un voyage dépaysant à la rencontre de multiples civilisations toutes différentes,</text:span></text:span></text:p>
      <text:p text:style-name="P5"><text:span text:style-name="Police_20_par_20_défaut"><text:span text:style-name="T2">- Une bande son saisissante (musiques, et </text:span></text:span><text:span text:style-name="Police_20_par_20_défaut"><text:span text:style-name="T11">sûrement</text:span></text:span><text:span text:style-name="Police_20_par_20_défaut"><text:span text:style-name="T2">, doublag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raveling _Typewriter"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Andale Sans UI" style:font-size-asian="12pt" style:language-asian="fr" style:country-asian="FR"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Andale Sans UI" style:font-size-asian="12pt" style:language-asian="fr" style:country-asian="FR"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olice_20_par_20_défaut" style:display-name="Police par défaut" style:family="text"/>
    <style:style style:name="WW_5f_CharLFO1LVL1" style:display-name="WW_CharLFO1LVL1" style:family="text">
      <style:text-properties fo:color="#ff0000" style:font-name="Traveling _Typewriter" fo:font-family="'Traveling _Typewriter'" style:font-family-generic="modern" style:font-pitch="variable" style:font-name-asian="Andale Sans UI" style:font-family-asian="'Andale Sans UI'" style:font-family-generic-asian="system" style:font-pitch-asian="variable" style:font-name-complex="Tahoma" style:font-family-complex="Tahoma"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Windows_X86_64 LibreOffice_project/4014ce260a04f1026ba855d3b8d91541c224eab8</meta:generator>
    <meta:creation-date>2009-04-16T11:32:00Z</meta:creation-date>
    <dc:date>2019-05-05T01:03:51.394000000</dc:date>
    <meta:editing-cycles>147</meta:editing-cycles>
    <meta:editing-duration>PT16H53M58S</meta:editing-duration>
    <meta:document-statistic meta:table-count="0" meta:image-count="0" meta:object-count="0" meta:page-count="8" meta:paragraph-count="74" meta:word-count="1786" meta:character-count="10533" meta:non-whitespace-character-count="8796"/>
    <meta:user-defined meta:name="Info 1"/>
    <meta:user-defined meta:name="Info 2"/>
    <meta:user-defined meta:name="Info 3"/>
    <meta:user-defined meta:name="Info 4"/>
    <meta:template xlink:type="simple" xlink:actuate="onRequest" xlink:title="" xlink:href="../Cahier_des_charges.odt/Normal.dotm"/>
  </office:meta>
</office:document-meta>
</file>